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860b9" officeooo:paragraph-rsid="001860b9"/>
    </style:style>
    <style:style style:name="P2" style:family="paragraph" style:parent-style-name="Standard">
      <style:text-properties officeooo:rsid="00192c28" officeooo:paragraph-rsid="00192c28"/>
    </style:style>
    <style:style style:name="P3" style:family="paragraph" style:parent-style-name="Standard" style:list-style-name="L1">
      <style:text-properties fo:font-weight="bold" officeooo:rsid="00192c28" officeooo:paragraph-rsid="00192c28" style:font-weight-asian="bold" style:font-weight-complex="bold"/>
    </style:style>
    <style:style style:name="P4" style:family="paragraph" style:parent-style-name="Standard">
      <style:text-properties fo:font-weight="bold" officeooo:rsid="00192c28" officeooo:paragraph-rsid="00192c28" style:font-weight-asian="bold" style:font-weight-complex="bold"/>
    </style:style>
    <style:style style:name="P5" style:family="paragraph" style:parent-style-name="Standard" style:list-style-name="L2">
      <style:text-properties fo:font-weight="bold" officeooo:rsid="00192c28" officeooo:paragraph-rsid="00192c28" style:font-weight-asian="bold" style:font-weight-complex="bold"/>
    </style:style>
    <style:style style:name="P6" style:family="paragraph" style:parent-style-name="Standard">
      <style:text-properties fo:font-weight="bold" officeooo:rsid="00196adc" officeooo:paragraph-rsid="00196adc" style:font-weight-asian="bold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196adc" officeooo:paragraph-rsid="00196adc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96adc" officeooo:paragraph-rsid="00196adc" style:font-weight-asian="bold" style:font-weight-complex="bold"/>
    </style:style>
    <style:style style:name="P9" style:family="paragraph" style:parent-style-name="Header">
      <style:text-properties officeooo:rsid="001860b9" officeooo:paragraph-rsid="001860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2c2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iável <text:span text:style-name="T1">quantitativa</text:span><text:span text:style-name="T2"> → é um número</text:span></text:p>
      <text:p text:style-name="P1"><text:span text:style-name="T2">Variável </text:span><text:span text:style-name="T1">qualitativa</text:span><text:span text:style-name="T2"> → não é um númer</text:span><text:span text:style-name="T3">o; exceção: variáveis binárias (0 e 1) são qualitativas</text:span></text:p>
      <text:p text:style-name="P1"><text:span text:style-name="T3"/></text:p>
      <text:p text:style-name="P2"><text:span text:style-name="T2">Variável </text:span><text:span text:style-name="T1">qualitativa</text:span><text:span text:style-name="T2">:</text:span></text:p>
      <text:list xml:id="list310794658154279245" text:style-name="L1">
        <text:list-item>
          <text:p text:style-name="P3">ordinal<text:span text:style-name="T2"> → pode ser ordenada. Ex.: escolaridade (ensino fundamental &lt; ensino médio &lt; ensino superior);</text:span></text:p>
        </text:list-item>
        <text:list-item>
          <text:p text:style-name="P3">nominal<text:span text:style-name="T2"> → não pode ser ordenada.</text:span></text:p>
        </text:list-item>
      </text:list>
      <text:p text:style-name="P4"><text:span text:style-name="T2"/></text:p>
      <text:p text:style-name="P4"><text:span text:style-name="T2">Variável </text:span>quantitativa<text:span text:style-name="T2">:</text:span></text:p>
      <text:list xml:id="list4490243061281181799" text:style-name="L2">
        <text:list-item>
          <text:p text:style-name="P5">contínua<text:span text:style-name="T2"> → pode assumir infinitos valores. Ex.: distância entre dois objetos;</text:span></text:p>
        </text:list-item>
        <text:list-item>
          <text:p text:style-name="P5">discreta<text:span text:style-name="T2"> → não pode assumir infinitos valores. Ex.: quantidade de garrafas de água em uma casa.</text:span></text:p>
        </text:list-item>
      </text:list>
      <text:p text:style-name="P4"><text:span text:style-name="T2"/></text:p>
      <text:p text:style-name="P6">Diagrama de ramos e folhas<text:span text:style-name="T2">:</text:span></text:p>
      <text:p text:style-name="P7"><text:span text:style-name="T2">1 <text:s text:c="2"/>0</text:span></text:p>
      <text:p text:style-name="P7"><text:span text:style-name="T2">2 <text:s text:c="2"/>3 <text:s/>4 <text:s/>5 <text:s/>6</text:span></text:p>
      <text:p text:style-name="P7"><text:span text:style-name="T2">3 <text:s text:c="2"/>1 <text:s/>7</text:span></text:p>
      <text:p text:style-name="P7"><text:span text:style-name="T2">4 <text:s/>12 21</text:span></text:p>
      <text:p text:style-name="P8"><text:span text:style-name="T2">O diagrama acima é a representação do seguinte conjunto: (10, 23, 24, 25, 26, 31, 37, 412, 421).</text:span></text:p>
      <text:p text:style-name="P8"><text:span text:style-name="T2"/></text:p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60b9" officeooo:paragraph-rsid="001860b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Variáveis quantitativas e qualitativas. Séries estatísticas. Organização e apresentação de variáveis. Estatística descritiva e análise exploratória de dados. Distribuição de frequências: absoluta, relativa, acumulad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0:49:33.904241876</meta:creation-date>
    <dc:date>2018-03-10T21:14:41.115079635</dc:date>
    <meta:editing-duration>PT14M55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5" meta:word-count="139" meta:character-count="864" meta:non-whitespace-character-count="732"/>
  </office:meta>
</office:document-meta>
</file>